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automatic-styles>
    <style:style style:name="P1" style:family="paragraph" style:parent-style-name="Heading_20_3">
      <style:text-properties officeooo:paragraph-rsid="000f5c2e"/>
    </style:style>
    <style:style style:name="P2" style:family="paragraph" style:parent-style-name="Text_20_body" style:list-style-name="L1">
      <style:paragraph-properties fo:margin-left="0cm" fo:margin-right="0cm" fo:text-indent="0cm" style:auto-text-indent="false" fo:padding="0.049cm" fo:border="0.06pt solid #e3e3e3"/>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4" style:family="paragraph" style:parent-style-name="Horizontal_20_Line" style:list-style-name="L1">
      <style:paragraph-properties fo:padding="0.049cm" fo:border="0.06pt solid #e3e3e3"/>
    </style:style>
    <style:style style:name="P5" style:family="paragraph" style:parent-style-name="Heading_20_3" style:list-style-name="L1">
      <style:paragraph-properties fo:margin-left="0cm" fo:margin-right="0cm" fo:text-indent="0cm" style:auto-text-indent="false" fo:padding="0.049cm" fo:border="0.06pt solid #e3e3e3"/>
    </style:style>
    <style:style style:name="P6"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8" style:family="paragraph" style:parent-style-name="Heading_20_5" style:list-style-name="L1">
      <style:paragraph-properties fo:margin-left="0cm" fo:margin-right="0cm" fo:text-indent="0cm" style:auto-text-indent="false" fo:padding="0.049cm" fo:border="0.06pt solid #e3e3e3"/>
    </style:style>
    <style:style style:name="P9" style:family="paragraph" style:parent-style-name="Heading_20_6" style:list-style-name="L1">
      <style:paragraph-properties fo:margin-left="0cm" fo:margin-right="0cm" fo:text-indent="0cm" style:auto-text-indent="false" fo:padding="0.049cm" fo:border="0.06pt solid #e3e3e3"/>
    </style:style>
    <style:style style:name="P10" style:family="paragraph" style:parent-style-name="Text_20_body">
      <style:text-properties officeooo:paragraph-rsid="000f5c2e"/>
    </style:style>
    <style:style style:name="P11" style:family="paragraph" style:parent-style-name="Heading_20_3" style:list-style-name="L1">
      <style:paragraph-properties fo:margin-left="0cm" fo:margin-right="0cm" fo:text-indent="0cm" style:auto-text-indent="false" fo:padding="0.049cm" fo:border="0.06pt solid #e3e3e3"/>
      <style:text-properties officeooo:paragraph-rsid="00128f2c"/>
    </style:style>
    <style:style style:name="P12" style:family="paragraph" style:parent-style-name="Text_20_body">
      <style:paragraph-properties fo:margin-left="0cm" fo:margin-right="0cm" fo:text-align="start" style:justify-single-word="false" fo:text-indent="0cm" style:auto-text-indent="false" fo:padding="0.049cm" fo:border="0.06pt solid #e3e3e3"/>
      <style:text-properties officeooo:paragraph-rsid="00128f2c"/>
    </style:style>
    <style:style style:name="P13" style:family="paragraph" style:parent-style-name="Text_20_body" style:list-style-name="L2">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officeooo:rsid="00128f2c" loext:padding="0.049cm" loext:border="0.06pt solid #e3e3e3"/>
    </style:style>
    <style:style style:name="T3" style:family="text">
      <style:text-properties officeooo:rsid="00128f2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3.1 Data Analysis</text:span></text:span></text:h>
      <text:list text:style-name="L1">
        <text:list-header>
          <text:p text:style-name="P2"><text:span text:style-name="T1">The initial step involved a manual analysis, where notable vulnerabilities in the </text:span><text:span text:style-name="Source_20_Text"><text:span text:style-name="T1">ClientRequestPath</text:span></text:span><text:span text:style-name="T1"> and unusual byte sizes in some requests were observed.</text:span></text:p>
          <text:list>
            <text:list-item>
              <text:p text:style-name="P2"><text:span text:style-name="Strong_20_Emphasis"><text:span text:style-name="T1">Tool Development</text:span></text:span><text:span text:style-name="T1">:</text:span></text:p>
              <text:list>
                <text:list-item>
                  <text:p text:style-name="P3"><text:span text:style-name="Strong_20_Emphasis"><text:span text:style-name="T1">Country</text:span></text:span><text:span text:style-name="T1">: Filtered and analyzed the origin of requests to detect anomalies. No irregularities were found regarding countries.</text:span></text:p>
                </text:list-item>
                <text:list-item>
                  <text:p text:style-name="P3"><text:span text:style-name="Strong_20_Emphasis"><text:span text:style-name="T1">Traffic</text:span></text:span><text:span text:style-name="T1">: Investigated patterns related to potential denial-of-service attempts. Identified multiple requests with suspicious byte sizes, primarily originating from ASN 396982 (data exported to a CSV file named </text:span><text:span text:style-name="Source_20_Text"><text:span text:style-name="T1">suspicious_traffic</text:span></text:span><text:span text:style-name="T1">).</text:span></text:p>
                </text:list-item>
                <text:list-item>
                  <text:p text:style-name="P3"><text:span text:style-name="Strong_20_Emphasis"><text:span text:style-name="T1">requestpath_vulnerabilities</text:span></text:span><text:span text:style-name="T1">: Listed vulnerabilities in </text:span><text:span text:style-name="Source_20_Text"><text:span text:style-name="T1">ClientRequestPath</text:span></text:span><text:span text:style-name="T1">, uncovering 2,769 issues.</text:span></text:p>
                </text:list-item>
                <text:list-item>
                  <text:p text:style-name="P3"><text:span text:style-name="Strong_20_Emphasis"><text:span text:style-name="T1">Agroup</text:span></text:span><text:span text:style-name="T1">: Consolidated and organized the vulnerabilities for systematic remediation planning.</text:span></text:p>
                </text:list-item>
              </text:list>
            </text:list-item>
            <text:list-item>
              <text:p text:style-name="P2"><text:span text:style-name="Strong_20_Emphasis"><text:span text:style-name="T1">Outcome</text:span></text:span><text:span text:style-name="T1">: Detailed information and remediation measures were prepared for each identified vulnerability.</text:span></text:p>
            </text:list-item>
          </text:list>
          <text:p text:style-name="P2"><text:span text:style-name="Emphasis"><text:span text:style-name="T1">Note</text:span></text:span><text:span text:style-name="T1">: All tools were properly documented with inline code comments for clarity and maintainability.</text:span></text:p>
          <text:p text:style-name="P4"/>
          <text:h text:style-name="P5" text:outline-level="3"><text:span text:style-name="Strong_20_Emphasis"><text:span text:style-name="T1">3.2 Risk Identification and Policy Development</text:span></text:span></text:h>
          <text:p text:style-name="P6">Based on the traffic analysis, the following vulnerabilities were identified and mapped to the OWASP Top 10 2021:</text:p>
          <text:list text:continue-numbering="true">
            <text:list-item>
              <text:p text:style-name="P2"><text:span text:style-name="Strong_20_Emphasis"><text:span text:style-name="T1">SQL Injection (A03:2021 – Injection)</text:span></text:span></text:p>
              <text:list>
                <text:list-item>
                  <text:p text:style-name="P3"><text:span text:style-name="Strong_20_Emphasis"><text:span text:style-name="T1">Description</text:span></text:span><text:span text:style-name="T1">: Enables malicious SQL commands due to improper input validation. Can result in data leakage or modification.</text:span></text:p>
                </text:list-item>
                <text:list-item>
                  <text:p text:style-name="P3"><text:span text:style-name="Strong_20_Emphasis"><text:span text:style-name="T1">Evidence</text:span></text:span><text:span text:style-name="T1">: Columns 22-114 in logs. Detected payloads like </text:span><text:span text:style-name="Source_20_Text"><text:span text:style-name="T1">user=admin'--</text:span></text:span><text:span text:style-name="T1">.</text:span></text:p>
                </text:list-item>
                <text:list-item>
                  <text:p text:style-name="P3"><text:span text:style-name="Strong_20_Emphasis"><text:span text:style-name="T1">Policies</text:span></text:span><text:span text:style-name="T1">: Use parameterized queries, sanitize inputs, and enforce minimum database permissions.</text:span></text:p>
                </text:list-item>
              </text:list>
            </text:list-item>
            <text:list-item>
              <text:p text:style-name="P2"><text:span text:style-name="Strong_20_Emphasis"><text:span text:style-name="T1">Public Access to WordPress Admin Page (A07:2021 – Identification and Authentication Failures)</text:span></text:span></text:p>
              <text:list>
                <text:list-item>
                  <text:p text:style-name="P3"><text:span text:style-name="Strong_20_Emphasis"><text:span text:style-name="T1">Description</text:span></text:span><text:span text:style-name="T1">: Risk of brute force attacks or use of default credentials.</text:span></text:p>
                </text:list-item>
                <text:list-item>
                  <text:p text:style-name="P3"><text:soft-page-break/><text:span text:style-name="Strong_20_Emphasis"><text:span text:style-name="T1">Evidence</text:span></text:span><text:span text:style-name="T1">: Columns 115-199, showing unauthorized traffic to admin pages.</text:span></text:p>
                </text:list-item>
                <text:list-item>
                  <text:p text:style-name="P3"><text:span text:style-name="Strong_20_Emphasis"><text:span text:style-name="T1">Policies</text:span></text:span><text:span text:style-name="T1">: Restrict access, enforce account lockouts, and require strong, salted passwords.</text:span></text:p>
                </text:list-item>
              </text:list>
            </text:list-item>
            <text:list-item>
              <text:p text:style-name="P2"><text:span text:style-name="Strong_20_Emphasis"><text:span text:style-name="T1">Expression Language (EL) Injection (A03:2021 – Injection)</text:span></text:span></text:p>
              <text:list>
                <text:list-item>
                  <text:p text:style-name="P3"><text:span text:style-name="Strong_20_Emphasis"><text:span text:style-name="T1">Description</text:span></text:span><text:span text:style-name="T1">: Injection of commands into EL expressions, enabling server code execution.</text:span></text:p>
                </text:list-item>
                <text:list-item>
                  <text:p text:style-name="P3"><text:span text:style-name="Strong_20_Emphasis"><text:span text:style-name="T1">Evidence</text:span></text:span><text:span text:style-name="T1">: Columns 200-286, revealing malicious payloads targeting EL.</text:span></text:p>
                </text:list-item>
                <text:list-item>
                  <text:p text:style-name="P3"><text:span text:style-name="Strong_20_Emphasis"><text:span text:style-name="T1">Policies</text:span></text:span><text:span text:style-name="T1">: Disable EL functionality where unnecessary, validate and escape inputs.</text:span></text:p>
                </text:list-item>
              </text:list>
            </text:list-item>
            <text:list-item>
              <text:p text:style-name="P2"><text:span text:style-name="Strong_20_Emphasis"><text:span text:style-name="T1">Local File Inclusion (LFI) (A05:2021 – Security Misconfiguration)</text:span></text:span></text:p>
              <text:list>
                <text:list-item>
                  <text:p text:style-name="P3"><text:span text:style-name="Strong_20_Emphasis"><text:span text:style-name="T1">Description</text:span></text:span><text:span text:style-name="T1">: Exploitation of file paths to access sensitive files.</text:span></text:p>
                </text:list-item>
                <text:list-item>
                  <text:p text:style-name="P3"><text:span text:style-name="Strong_20_Emphasis"><text:span text:style-name="T1">Evidence</text:span></text:span><text:span text:style-name="T1">: Columns 287-793, showing attempts to access restricted files.</text:span></text:p>
                </text:list-item>
                <text:list-item>
                  <text:p text:style-name="P3"><text:span text:style-name="Strong_20_Emphasis"><text:span text:style-name="T1">Policies</text:span></text:span><text:span text:style-name="T1">: Validate file paths, use allowlists, and enforce strict file permissions.</text:span></text:p>
                </text:list-item>
              </text:list>
            </text:list-item>
            <text:list-item>
              <text:p text:style-name="P2"><text:span text:style-name="Strong_20_Emphasis"><text:span text:style-name="T1">Credentials in URLs (A02:2021 – Cryptographic Failures)</text:span></text:span></text:p>
              <text:list>
                <text:list-item>
                  <text:p text:style-name="P3"><text:span text:style-name="Strong_20_Emphasis"><text:span text:style-name="T1">Description</text:span></text:span><text:span text:style-name="T1">: Exposure of credentials in URL parameters, risking logs and cache leaks.</text:span></text:p>
                </text:list-item>
                <text:list-item>
                  <text:p text:style-name="P3"><text:span text:style-name="Strong_20_Emphasis"><text:span text:style-name="T1">Evidence</text:span></text:span><text:span text:style-name="T1">: Columns 794-886, showing credentials in URL strings.</text:span></text:p>
                </text:list-item>
                <text:list-item>
                  <text:p text:style-name="P3"><text:span text:style-name="Strong_20_Emphasis"><text:span text:style-name="T1">Policies</text:span></text:span><text:span text:style-name="T1">: Use secure headers for credentials and always enforce HTTPS.</text:span></text:p>
                </text:list-item>
              </text:list>
            </text:list-item>
            <text:list-item>
              <text:p text:style-name="P2"><text:span text:style-name="Strong_20_Emphasis"><text:span text:style-name="T1">Access to Suspicious Configuration Files (A05:2021 – Security Misconfiguration)</text:span></text:span></text:p>
              <text:list>
                <text:list-item>
                  <text:p text:style-name="P3"><text:span text:style-name="Strong_20_Emphasis"><text:span text:style-name="T1">Description</text:span></text:span><text:span text:style-name="T1">: Files like </text:span><text:span text:style-name="Source_20_Text"><text:span text:style-name="T1">robots.txt</text:span></text:span><text:span text:style-name="T1"> or </text:span><text:span text:style-name="Source_20_Text"><text:span text:style-name="T1">phpinfo.php</text:span></text:span><text:span text:style-name="T1"> expose sensitive information.</text:span></text:p>
                </text:list-item>
                <text:list-item>
                  <text:p text:style-name="P3"><text:span text:style-name="Strong_20_Emphasis"><text:span text:style-name="T1">Evidence</text:span></text:span><text:span text:style-name="T1">: Columns 887-889, identifying traffic to such files.</text:span></text:p>
                </text:list-item>
                <text:list-item>
                  <text:p text:style-name="P3"><text:span text:style-name="Strong_20_Emphasis"><text:span text:style-name="T1">Policies</text:span></text:span><text:span text:style-name="T1">: Remove unnecessary files and restrict access via server configurations.</text:span></text:p>
                </text:list-item>
              </text:list>
            </text:list-item>
            <text:list-item>
              <text:p text:style-name="P2"><text:span text:style-name="Strong_20_Emphasis"><text:span text:style-name="T1">Remote Code Execution via shell.php (A03:2021 – Injection)</text:span></text:span></text:p>
              <text:list>
                <text:list-item>
                  <text:p text:style-name="P3"><text:span text:style-name="Strong_20_Emphasis"><text:span text:style-name="T1">Description</text:span></text:span><text:span text:style-name="T1">: Exploitation of files like </text:span><text:span text:style-name="Source_20_Text"><text:span text:style-name="T1">shell.php</text:span></text:span><text:span text:style-name="T1"> for arbitrary server commands.</text:span></text:p>
                </text:list-item>
                <text:list-item>
                  <text:p text:style-name="P3"><text:span text:style-name="Strong_20_Emphasis"><text:span text:style-name="T1">Evidence</text:span></text:span><text:span text:style-name="T1">: Column 965, revealing the presence of malicious files.</text:span></text:p>
                </text:list-item>
                <text:list-item>
                  <text:p text:style-name="P3"><text:span text:style-name="Strong_20_Emphasis"><text:span text:style-name="T1">Policies</text:span></text:span><text:span text:style-name="T1">: Validate file uploads and monitor the environment for malicious files.</text:span></text:p>
                </text:list-item>
              </text:list>
            </text:list-item>
            <text:list-item>
              <text:p text:style-name="P2"><text:span text:style-name="Strong_20_Emphasis"><text:span text:style-name="T1">Exposed .git Directory (A05:2021 – Security Misconfiguration)</text:span></text:span></text:p>
              <text:list>
                <text:list-item>
                  <text:p text:style-name="P3"><text:soft-page-break/><text:span text:style-name="Strong_20_Emphasis"><text:span text:style-name="T1">Description</text:span></text:span><text:span text:style-name="T1">: Access to </text:span><text:span text:style-name="Source_20_Text"><text:span text:style-name="T1">.git</text:span></text:span><text:span text:style-name="T1"> directories can reveal source code.</text:span></text:p>
                </text:list-item>
                <text:list-item>
                  <text:p text:style-name="P3"><text:span text:style-name="Strong_20_Emphasis"><text:span text:style-name="T1">Evidence</text:span></text:span><text:span text:style-name="T1">: Column 1085, showing attempts to access </text:span><text:span text:style-name="Source_20_Text"><text:span text:style-name="T1">.git</text:span></text:span><text:span text:style-name="T1">.</text:span></text:p>
                </text:list-item>
                <text:list-item>
                  <text:p text:style-name="P3"><text:span text:style-name="Strong_20_Emphasis"><text:span text:style-name="T1">Policies</text:span></text:span><text:span text:style-name="T1">: Block </text:span><text:span text:style-name="Source_20_Text"><text:span text:style-name="T1">.git</text:span></text:span><text:span text:style-name="T1"> access and avoid deploying version control files to production.</text:span></text:p>
                </text:list-item>
              </text:list>
            </text:list-item>
            <text:list-item>
              <text:p text:style-name="P2"><text:span text:style-name="Strong_20_Emphasis"><text:span text:style-name="T1">Null Byte (%00) Injection (A03:2021 – Injection)</text:span></text:span></text:p>
              <text:list>
                <text:list-item>
                  <text:p text:style-name="P3"><text:span text:style-name="Strong_20_Emphasis"><text:span text:style-name="T1">Description</text:span></text:span><text:span text:style-name="T1">: Exploits null bytes to bypass validations or execute attacks like LFI.</text:span></text:p>
                </text:list-item>
                <text:list-item>
                  <text:p text:style-name="P3"><text:span text:style-name="Strong_20_Emphasis"><text:span text:style-name="T1">Evidence</text:span></text:span><text:span text:style-name="T1">: Detected control characters like </text:span><text:span text:style-name="Source_20_Text"><text:span text:style-name="T1">%00</text:span></text:span><text:span text:style-name="T1"> in requests.</text:span></text:p>
                </text:list-item>
                <text:list-item>
                  <text:p text:style-name="P3"><text:span text:style-name="Strong_20_Emphasis"><text:span text:style-name="T1">Policies</text:span></text:span><text:span text:style-name="T1">: Reject null bytes and use secure string manipulation functions.</text:span></text:p>
                </text:list-item>
              </text:list>
            </text:list-item>
            <text:list-item>
              <text:p text:style-name="P2"><text:span text:style-name="Strong_20_Emphasis"><text:span text:style-name="T1">Potential Denial of Service (A09:2021 – Security Logging and Monitoring Failures)</text:span></text:span></text:p>
              <text:list>
                <text:list-item>
                  <text:p text:style-name="P3"><text:span text:style-name="Strong_20_Emphasis"><text:span text:style-name="T1">Description</text:span></text:span><text:span text:style-name="T1">: Abnormal traffic patterns suggesting DoS attempts.</text:span></text:p>
                </text:list-item>
                <text:list-item>
                  <text:p text:style-name="P3"><text:span text:style-name="Strong_20_Emphasis"><text:span text:style-name="T1">Evidence</text:span></text:span><text:span text:style-name="T1">: Log analysis revealed abusive request rates.</text:span></text:p>
                </text:list-item>
                <text:list-item>
                  <text:p text:style-name="P3"><text:span text:style-name="Strong_20_Emphasis"><text:span text:style-name="T1">Policies</text:span></text:span><text:span text:style-name="T1">: Implement rate limiting and set up monitoring for unusual traffic.</text:span></text:p>
                </text:list-item>
              </text:list>
            </text:list-item>
            <text:list-item>
              <text:p text:style-name="P2"><text:span text:style-name="Strong_20_Emphasis"><text:span text:style-name="T1">Cross-Site Scripting (XSS) (A03:2021 – Injection)</text:span></text:span></text:p>
              <text:list>
                <text:list-item>
                  <text:p text:style-name="P3"><text:span text:style-name="Strong_20_Emphasis"><text:span text:style-name="T1">Description</text:span></text:span><text:span text:style-name="T1">: Unsanitized inputs allowing malicious script execution in browsers.</text:span></text:p>
                </text:list-item>
                <text:list-item>
                  <text:p text:style-name="P3"><text:span text:style-name="Strong_20_Emphasis"><text:span text:style-name="T1">Evidence</text:span></text:span><text:span text:style-name="T1">: Columns 2098-2769, showing payloads like </text:span><text:span text:style-name="Source_20_Text"><text:span text:style-name="T1">&lt;script&gt;alert('XSS')&lt;/script&gt;</text:span></text:span><text:span text:style-name="T1">.</text:span></text:p>
                </text:list-item>
                <text:list-item>
                  <text:p text:style-name="P3"><text:span text:style-name="Strong_20_Emphasis"><text:span text:style-name="T1">Policies</text:span></text:span><text:span text:style-name="T1">: Escape outputs, validate inputs, enforce CSPs, and avoid insecure methods.</text:span></text:p>
                </text:list-item>
              </text:list>
            </text:list-item>
          </text:list>
          <text:p text:style-name="P4"/>
          <text:h text:style-name="P5" text:outline-level="3"><text:span text:style-name="Strong_20_Emphasis"><text:span text:style-name="T1">3.3 Implementation</text:span></text:span></text:h>
          <text:p text:style-name="P6">The code implements the 11 security policies inspired by OWASP 2021 to analyze HTTP traffic logs and identify potential threats like SQL Injection, XSS, and LFI.</text:p>
          <text:list text:continue-numbering="true">
            <text:list-item>
              <text:p text:style-name="P2"><text:span text:style-name="Strong_20_Emphasis"><text:span text:style-name="T1">Key Components</text:span></text:span><text:span text:style-name="T1">:</text:span></text:p>
              <text:list>
                <text:list-item>
                  <text:p text:style-name="P3"><text:span text:style-name="Strong_20_Emphasis"><text:span text:style-name="T1">POLICIES</text:span></text:span><text:span text:style-name="T1">: Dictionary containing regex patterns, descriptions, and mitigation measures for OWASP vulnerabilities.</text:span></text:p>
                </text:list-item>
                <text:list-item>
                  <text:p text:style-name="P3"><text:span text:style-name="Strong_20_Emphasis"><text:span text:style-name="T1">check_security_policies</text:span></text:span><text:span text:style-name="T1">: Matches requests to defined policies, tracking anomalies like DoS attempts.</text:span></text:p>
                </text:list-item>
                <text:list-item>
                  <text:p text:style-name="P3"><text:span text:style-name="Strong_20_Emphasis"><text:span text:style-name="T1">analyze_traffic</text:span></text:span><text:span text:style-name="T1">: Processes logs, associates requests with vulnerabilities, and identifies suspicious IPs.</text:span></text:p>
                </text:list-item>
                <text:list-item>
                  <text:p text:style-name="P3"><text:soft-page-break/><text:span text:style-name="Strong_20_Emphasis"><text:span text:style-name="T1">save_suspicious_traffic</text:span></text:span><text:span text:style-name="T1">: Exports analysis to </text:span><text:span text:style-name="Source_20_Text"><text:span text:style-name="T1">suspicious_traffic_log.csv</text:span></text:span><text:span text:style-name="T1">, detailing threats and recommended actions.</text:span></text:p>
                </text:list-item>
              </text:list>
            </text:list-item>
            <text:list-item>
              <text:p text:style-name="P2"><text:span text:style-name="Strong_20_Emphasis"><text:span text:style-name="T1">Highlights</text:span></text:span><text:span text:style-name="T1">:</text:span></text:p>
              <text:list>
                <text:list-item>
                  <text:p text:style-name="P7">Each rule maps directly to a specific OWASP vulnerability, ensuring systematic monitoring.</text:p>
                </text:list-item>
                <text:list-item>
                  <text:p text:style-name="P6">The output report aids in tracking and remediating vulnerabilities effectively.</text:p>
                </text:list-item>
              </text:list>
            </text:list-item>
          </text:list>
          <text:p text:style-name="P6">This structured implementation demonstrates adherence to OWASP guidelines and provides actionable insights for mitigating security risks.</text:p>
          <text:list>
            <text:list-item>
              <text:list>
                <text:list-item>
                  <text:list>
                    <text:list-item>
                      <text:list>
                        <text:list-item>
                          <text:h text:style-name="P8" text:outline-level="5">Você disse:</text:h>
                        </text:list-item>
                      </text:list>
                    </text:list-item>
                  </text:list>
                </text:list-item>
              </text:list>
            </text:list-item>
          </text:list>
          <text:p text:style-name="P7">Não quero que mexa no texto, só arrume a formatação do texto</text:p>
          <text:list>
            <text:list-item>
              <text:list>
                <text:list-item>
                  <text:list>
                    <text:list-item>
                      <text:list>
                        <text:list-item>
                          <text:list>
                            <text:list-item>
                              <text:h text:style-name="P9" text:outline-level="6">O ChatGPT disse:</text:h>
                            </text:list-item>
                          </text:list>
                        </text:list-item>
                      </text:list>
                    </text:list-item>
                  </text:list>
                </text:list-item>
              </text:list>
            </text:list-item>
          </text:list>
          <text:h text:style-name="P5" text:outline-level="3"><text:span text:style-name="Strong_20_Emphasis"><text:span text:style-name="T1">3.1 Data Analysis</text:span></text:span></text:h>
          <text:p text:style-name="P2"><text:span text:style-name="T1">The first step was a superficial manual analysis, where I noticed several vulnerabilities in the </text:span><text:span text:style-name="Source_20_Text"><text:span text:style-name="T1">ClientRequestPath</text:span></text:span><text:span text:style-name="T1"> and the number of bytes sent in some requests.</text:span></text:p>
          <text:p text:style-name="P2"><text:span text:style-name="T1">I developed a tool named </text:span><text:span text:style-name="Strong_20_Emphasis"><text:span text:style-name="T1">“Country”</text:span></text:span><text:span text:style-name="T1"> to filter the data and analyze the origin of these requests to check if anything unusual was found; apparently, there were no irregularities with the countries.</text:span></text:p>
          <text:p text:style-name="P2"><text:span text:style-name="T1">Next, I used the tool named </text:span><text:span text:style-name="Strong_20_Emphasis"><text:span text:style-name="T1">“Traffic”</text:span></text:span><text:span text:style-name="T1"> to investigate patterns of denial-of-service attempts. Here, I identified multiple requests with suspicious byte sizes, especially originating from ASN 396982 (data exported to the CSV file named </text:span><text:span text:style-name="Source_20_Text"><text:span text:style-name="T1">suspicious traffic</text:span></text:span><text:span text:style-name="T1">).</text:span></text:p>
          <text:p text:style-name="P2"><text:span text:style-name="T1">Finally, I used the tool named </text:span><text:span text:style-name="Strong_20_Emphasis"><text:span text:style-name="T1">“requestpath_vulnerabilities”</text:span></text:span><text:span text:style-name="T1"> to list vulnerabilities found in the </text:span><text:span text:style-name="Source_20_Text"><text:span text:style-name="T1">ClientRequestPath</text:span></text:span><text:span text:style-name="T1">, surprisingly identifying 2,769 issues. Due to the large dataset, I created another tool, </text:span><text:span text:style-name="Strong_20_Emphasis"><text:span text:style-name="T1">“Agroup”</text:span></text:span><text:span text:style-name="T1">, to consolidate and organize these issues. From this point, I started gathering information and planning remediation measures for each identified vulnerability.</text:span></text:p>
          <text:p text:style-name="P2"><text:span text:style-name="Emphasis"><text:span text:style-name="T1">Note</text:span></text:span><text:span text:style-name="T1">: All tools are properly documented with comments in the code.</text:span></text:p>
          <text:p text:style-name="P4"/>
          <text:h text:style-name="P5" text:outline-level="3"><text:span text:style-name="Strong_20_Emphasis"><text:span text:style-name="T1">3.2 Risk Identification and Policy Development</text:span></text:span></text:h>
          <text:p text:style-name="P6">Based on the analysis of the provided traffic for testing, the following vulnerabilities were identified and classified according to the OWASP Top 10 2021:</text:p>
          <text:list text:continue-numbering="true">
            <text:list-item>
              <text:p text:style-name="P2"><text:span text:style-name="Strong_20_Emphasis"><text:span text:style-name="T1">SQL Injection (A03:2021 – Injection)</text:span></text:span></text:p>
              <text:list>
                <text:list-item>
                  <text:p text:style-name="P3"><text:soft-page-break/><text:span text:style-name="Strong_20_Emphasis"><text:span text:style-name="T1">Description</text:span></text:span><text:span text:style-name="T1">: This vulnerability allows malicious SQL commands to be injected into database queries due to a lack of input validation or sanitization. It can lead to data leakage, modification, or deletion.</text:span></text:p>
                </text:list-item>
                <text:list-item>
                  <text:p text:style-name="P3"><text:span text:style-name="Strong_20_Emphasis"><text:span text:style-name="T1">Evidence</text:span></text:span><text:span text:style-name="T1">:<text:line-break/>◦ Columns 22 - 114: The request to the </text:span><text:span text:style-name="Source_20_Text"><text:span text:style-name="T1">login.jsp</text:span></text:span><text:span text:style-name="T1"> endpoint demonstrated injection using the payload </text:span><text:span text:style-name="Source_20_Text"><text:span text:style-name="T1">user=admin'--</text:span></text:span><text:span text:style-name="T1">, among other malicious payloads identified during the test.</text:span></text:p>
                </text:list-item>
                <text:list-item>
                  <text:p text:style-name="P3"><text:span text:style-name="Strong_20_Emphasis"><text:span text:style-name="T1">Policy Development</text:span></text:span><text:span text:style-name="T1">:<text:line-break/>◦ Use parameterized queries (Prepared Statements) or secure ORMs.<text:line-break/>◦ Validate and sanitize all user inputs.<text:line-break/>◦ Enforce minimum permissions in the database to limit potential impacts.</text:span></text:p>
                </text:list-item>
                <text:list-item>
                  <text:p text:style-name="P3"><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Public Access to WordPress Admin Page (A07:2021 – Identification and Authentication Failures)</text:span></text:span></text:p>
              <text:list>
                <text:list-item>
                  <text:p text:style-name="P3"><text:span text:style-name="Strong_20_Emphasis"><text:span text:style-name="T1">Description</text:span></text:span><text:span text:style-name="T1">: Unauthorized access to the WordPress admin panel exposes the application to risks such as brute force attacks or the use of default credentials.</text:span></text:p>
                </text:list-item>
                <text:list-item>
                  <text:p text:style-name="P3"><text:span text:style-name="Strong_20_Emphasis"><text:span text:style-name="T1">Evidence</text:span></text:span><text:span text:style-name="T1">:<text:line-break/>◦ Columns 115 - 199: Detection of traffic directed to the WordPress admin page.</text:span></text:p>
                </text:list-item>
                <text:list-item>
                  <text:p text:style-name="P3"><text:span text:style-name="Strong_20_Emphasis"><text:span text:style-name="T1">Policy Development</text:span></text:span><text:span text:style-name="T1">:<text:line-break/>◦ Restrict public access to the admin page.<text:line-break/>◦ Apply account lockout policies after multiple failed login attempts.<text:line-break/>◦ Use strong, unique passwords secured with salted hashing (e.g., bcrypt).</text:span></text:p>
                </text:list-item>
                <text:list-item>
                  <text:p text:style-name="P3"><text:span text:style-name="Strong_20_Emphasis"><text:span text:style-name="T1">Reference</text:span></text:span><text:span text:style-name="T1">: OWASP A07:2021 – Identification and Authentication Failures</text:span></text:p>
                </text:list-item>
              </text:list>
            </text:list-item>
            <text:list-item>
              <text:p text:style-name="P2"><text:span text:style-name="Strong_20_Emphasis"><text:span text:style-name="T1">Expression Language (EL) Injection (A03:2021 – Injection)</text:span></text:span></text:p>
              <text:list>
                <text:list-item>
                  <text:p text:style-name="P3"><text:span text:style-name="Strong_20_Emphasis"><text:span text:style-name="T1">Description</text:span></text:span><text:span text:style-name="T1">: Malicious commands injected into EL expressions can execute arbitrary code on the server.</text:span></text:p>
                </text:list-item>
                <text:list-item>
                  <text:p text:style-name="P3"><text:span text:style-name="Strong_20_Emphasis"><text:span text:style-name="T1">Evidence</text:span></text:span><text:span text:style-name="T1">:<text:line-break/>◦ Columns 200 - 286: Requests with payloads related to EL Injection were identified.</text:span></text:p>
                </text:list-item>
                <text:list-item>
                  <text:p text:style-name="P3"><text:span text:style-name="Strong_20_Emphasis"><text:span text:style-name="T1">Policy Development</text:span></text:span><text:span text:style-name="T1">:<text:line-break/>◦ Disable or limit EL functionality in applications that do not require it.<text:line-break/>◦ Escape and validate all user inputs.</text:span></text:p>
                </text:list-item>
                <text:list-item>
                  <text:p text:style-name="P3"><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Local File Inclusion (LFI) (A05:2021 – Security Misconfiguration)</text:span></text:span></text:p>
              <text:list>
                <text:list-item>
                  <text:p text:style-name="P3"><text:soft-page-break/><text:span text:style-name="Strong_20_Emphasis"><text:span text:style-name="T1">Description</text:span></text:span><text:span text:style-name="T1">: Local File Inclusion allows access to sensitive files on the server.</text:span></text:p>
                </text:list-item>
                <text:list-item>
                  <text:p text:style-name="P3"><text:span text:style-name="Strong_20_Emphasis"><text:span text:style-name="T1">Evidence</text:span></text:span><text:span text:style-name="T1">:<text:line-break/>◦ Columns 287 - 793: Requests exploiting paths to access restricted files.</text:span></text:p>
                </text:list-item>
                <text:list-item>
                  <text:p text:style-name="P3"><text:span text:style-name="Strong_20_Emphasis"><text:span text:style-name="T1">Policy Development</text:span></text:span><text:span text:style-name="T1">:<text:line-break/>◦ Validate and normalize file paths.<text:line-break/>◦ Use allowlists to restrict accessible files.<text:line-break/>◦ Configure appropriate file permissions on the server.</text:span></text:p>
                </text:list-item>
                <text:list-item>
                  <text:p text:style-name="P3"><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Credentials in URLs (A02:2021 – Cryptographic Failures)</text:span></text:span></text:p>
              <text:list>
                <text:list-item>
                  <text:p text:style-name="P3"><text:span text:style-name="Strong_20_Emphasis"><text:span text:style-name="T1">Description</text:span></text:span><text:span text:style-name="T1">: Sending credentials through URLs can expose sensitive information in logs and caches.</text:span></text:p>
                </text:list-item>
                <text:list-item>
                  <text:p text:style-name="P3"><text:span text:style-name="Strong_20_Emphasis"><text:span text:style-name="T1">Evidence</text:span></text:span><text:span text:style-name="T1">:<text:line-break/>◦ Columns 794 - 886: Requests captured contained credentials in URL parameters.</text:span></text:p>
                </text:list-item>
                <text:list-item>
                  <text:p text:style-name="P3"><text:span text:style-name="Strong_20_Emphasis"><text:span text:style-name="T1">Policy Development</text:span></text:span><text:span text:style-name="T1">:<text:line-break/>◦ Transmit credentials only in request bodies or secure headers (e.g., Authorization Header).<text:line-break/>◦ Always use HTTPS to protect data in transit.</text:span></text:p>
                </text:list-item>
                <text:list-item>
                  <text:p text:style-name="P3"><text:span text:style-name="Strong_20_Emphasis"><text:span text:style-name="T1">Reference</text:span></text:span><text:span text:style-name="T1">: OWASP A02:2021 – Cryptographic Failures</text:span></text:p>
                </text:list-item>
              </text:list>
            </text:list-item>
            <text:list-item>
              <text:p text:style-name="P2"><text:span text:style-name="Strong_20_Emphasis"><text:span text:style-name="T1">Access to Suspicious Configuration Files (A05:2021 – Security Misconfiguration)</text:span></text:span></text:p>
              <text:list>
                <text:list-item>
                  <text:p text:style-name="P3"><text:span text:style-name="Strong_20_Emphasis"><text:span text:style-name="T1">Description</text:span></text:span><text:span text:style-name="T1">: Files such as </text:span><text:span text:style-name="Source_20_Text"><text:span text:style-name="T1">robots.txt</text:span></text:span><text:span text:style-name="T1"> or </text:span><text:span text:style-name="Source_20_Text"><text:span text:style-name="T1">phpinfo.php</text:span></text:span><text:span text:style-name="T1"> expose sensitive application information.</text:span></text:p>
                </text:list-item>
                <text:list-item>
                  <text:p text:style-name="P3"><text:span text:style-name="Strong_20_Emphasis"><text:span text:style-name="T1">Evidence</text:span></text:span><text:span text:style-name="T1">:<text:line-break/>◦ Columns 887 - 889: Requests for vulnerable files were identified.</text:span></text:p>
                </text:list-item>
                <text:list-item>
                  <text:p text:style-name="P3"><text:span text:style-name="Strong_20_Emphasis"><text:span text:style-name="T1">Policy Development</text:span></text:span><text:span text:style-name="T1">:<text:line-break/>◦ Remove unnecessary files from the production environment.<text:line-break/>◦ Restrict access to critical files via server configurations.</text:span></text:p>
                </text:list-item>
                <text:list-item>
                  <text:p text:style-name="P3"><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Remote Code Execution via shell.php (A03:2021 – Injection)</text:span></text:span></text:p>
              <text:list>
                <text:list-item>
                  <text:p text:style-name="P3"><text:span text:style-name="Strong_20_Emphasis"><text:span text:style-name="T1">Description</text:span></text:span><text:span text:style-name="T1">: Files like </text:span><text:span text:style-name="Source_20_Text"><text:span text:style-name="T1">shell.php</text:span></text:span><text:span text:style-name="T1"> allow remote execution of commands on the server.</text:span></text:p>
                </text:list-item>
                <text:list-item>
                  <text:p text:style-name="P3"><text:span text:style-name="Strong_20_Emphasis"><text:span text:style-name="T1">Evidence</text:span></text:span><text:span text:style-name="T1">:<text:line-break/>◦ Column 965: Identification of a malicious file enabling arbitrary execution.</text:span></text:p>
                </text:list-item>
                <text:list-item>
                  <text:p text:style-name="P3"><text:soft-page-break/><text:span text:style-name="Strong_20_Emphasis"><text:span text:style-name="T1">Policy Development</text:span></text:span><text:span text:style-name="T1">:<text:line-break/>◦ Remove detected malicious files.<text:line-break/>◦ Validate and sanitize inputs, especially during file uploads.<text:line-break/>◦ Continuously monitor the environment for signs of compromise.</text:span></text:p>
                </text:list-item>
                <text:list-item>
                  <text:p text:style-name="P3"><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Exposed .git Directory (A05:2021 – Security Misconfiguration)</text:span></text:span></text:p>
              <text:list>
                <text:list-item>
                  <text:p text:style-name="P3"><text:span text:style-name="Strong_20_Emphasis"><text:span text:style-name="T1">Description</text:span></text:span><text:span text:style-name="T1">: Access to the </text:span><text:span text:style-name="Source_20_Text"><text:span text:style-name="T1">.git</text:span></text:span><text:span text:style-name="T1"> directory can expose sensitive source code.</text:span></text:p>
                </text:list-item>
                <text:list-item>
                  <text:p text:style-name="P3"><text:span text:style-name="Strong_20_Emphasis"><text:span text:style-name="T1">Evidence</text:span></text:span><text:span text:style-name="T1">:<text:line-break/>◦ Column 1085: Requests to access the </text:span><text:span text:style-name="Source_20_Text"><text:span text:style-name="T1">.git</text:span></text:span><text:span text:style-name="T1"> directory were detected.</text:span></text:p>
                </text:list-item>
                <text:list-item>
                  <text:p text:style-name="P3"><text:span text:style-name="Strong_20_Emphasis"><text:span text:style-name="T1">Policy Development</text:span></text:span><text:span text:style-name="T1">:<text:line-break/>◦ Configure the server to block access to the </text:span><text:span text:style-name="Source_20_Text"><text:span text:style-name="T1">.git</text:span></text:span><text:span text:style-name="T1"> directory.<text:line-break/>◦ Avoid deploying version control files in production environments.</text:span></text:p>
                </text:list-item>
                <text:list-item>
                  <text:p text:style-name="P3"><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Null Byte (%00) Injection (A03:2021 – Injection)</text:span></text:span></text:p>
              <text:list>
                <text:list-item>
                  <text:p text:style-name="P3"><text:span text:style-name="Strong_20_Emphasis"><text:span text:style-name="T1">Description</text:span></text:span><text:span text:style-name="T1">: Exploiting null bytes (%00) can bypass validations or execute attacks like LFI or SQL Injection.</text:span></text:p>
                </text:list-item>
                <text:list-item>
                  <text:p text:style-name="P3"><text:span text:style-name="Strong_20_Emphasis"><text:span text:style-name="T1">Evidence</text:span></text:span><text:span text:style-name="T1">:<text:line-break/>◦ Identification of payloads containing null bytes in requests.</text:span></text:p>
                </text:list-item>
                <text:list-item>
                  <text:p text:style-name="P3"><text:span text:style-name="Strong_20_Emphasis"><text:span text:style-name="T1">Policy Development</text:span></text:span><text:span text:style-name="T1">:<text:line-break/>◦ Reject control characters, including null bytes, in user inputs.<text:line-break/>◦ Use secure functions for string manipulation.</text:span></text:p>
                </text:list-item>
                <text:list-item>
                  <text:p text:style-name="P3"><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Potential Denial of Service (A09:2021 – Security Logging and Monitoring Failures)</text:span></text:span></text:p>
              <text:list>
                <text:list-item>
                  <text:p text:style-name="P3"><text:span text:style-name="Strong_20_Emphasis"><text:span text:style-name="T1">Description</text:span></text:span><text:span text:style-name="T1">: Anomalous traffic behavior may indicate exploitation for DoS attacks.</text:span></text:p>
                </text:list-item>
                <text:list-item>
                  <text:p text:style-name="P3"><text:span text:style-name="Strong_20_Emphasis"><text:span text:style-name="T1">Evidence</text:span></text:span><text:span text:style-name="T1">:<text:line-break/>◦ Traffic patterns indicated DoS attack attempts.</text:span></text:p>
                </text:list-item>
                <text:list-item>
                  <text:p text:style-name="P3"><text:span text:style-name="Strong_20_Emphasis"><text:span text:style-name="T1">Policy Development</text:span></text:span><text:span text:style-name="T1">:<text:line-break/>◦ Implement rate limiting to restrict abusive requests.<text:line-break/>◦ Set up monitoring systems to detect anomalous traffic.</text:span></text:p>
                </text:list-item>
                <text:list-item>
                  <text:p text:style-name="P3"><text:span text:style-name="Strong_20_Emphasis"><text:span text:style-name="T1">Reference</text:span></text:span><text:span text:style-name="T1">: OWASP A09:2021 – Security Logging and Monitoring Failures</text:span></text:p>
                </text:list-item>
              </text:list>
            </text:list-item>
            <text:list-item>
              <text:p text:style-name="P2"><text:span text:style-name="Strong_20_Emphasis"><text:span text:style-name="T1">Cross-Site Scripting (XSS) (A03:2021 – Injection)</text:span></text:span></text:p>
              <text:list>
                <text:list-item>
                  <text:p text:style-name="P3"><text:span text:style-name="Strong_20_Emphasis"><text:span text:style-name="T1">Description</text:span></text:span><text:span text:style-name="T1">: XSS occurs when unsanitized inputs allow malicious scripts to be injected and executed in victims’ browsers.</text:span></text:p>
                </text:list-item>
                <text:list-item>
                  <text:p text:style-name="P3"><text:soft-page-break/><text:span text:style-name="Strong_20_Emphasis"><text:span text:style-name="T1">Evidence</text:span></text:span><text:span text:style-name="T1">:<text:line-break/>◦ Columns 2098 - 2769: Requests contained payloads like </text:span><text:span text:style-name="Source_20_Text"><text:span text:style-name="T1">&lt;script&gt;alert('XSS')&lt;/script&gt;</text:span></text:span><text:span text:style-name="T1">.</text:span></text:p>
                </text:list-item>
                <text:list-item>
                  <text:p text:style-name="P3"><text:span text:style-name="Strong_20_Emphasis"><text:span text:style-name="T1">Policy Development</text:span></text:span><text:span text:style-name="T1">:<text:line-break/>◦ Escape outputs for special characters (</text:span><text:span text:style-name="Source_20_Text"><text:span text:style-name="T1">&lt;</text:span></text:span><text:span text:style-name="T1">, </text:span><text:span text:style-name="Source_20_Text"><text:span text:style-name="T1">&gt;</text:span></text:span><text:span text:style-name="T1">, </text:span><text:span text:style-name="Source_20_Text"><text:span text:style-name="T1">'</text:span></text:span><text:span text:style-name="T1">, </text:span><text:span text:style-name="Source_20_Text"><text:span text:style-name="T1">"</text:span></text:span><text:span text:style-name="T1">).<text:line-break/>◦ Validate and sanitize user inputs.<text:line-break/>◦ Implement Content Security Policies (CSP).<text:line-break/>◦ Avoid using insecure methods like </text:span><text:span text:style-name="Source_20_Text"><text:span text:style-name="T1">innerHTML</text:span></text:span><text:span text:style-name="T1"> or </text:span><text:span text:style-name="Source_20_Text"><text:span text:style-name="T1">eval</text:span></text:span><text:span text:style-name="T1">.</text:span></text:p>
                </text:list-item>
                <text:list-item>
                  <text:p text:style-name="P3"><text:span text:style-name="Strong_20_Emphasis"><text:span text:style-name="T1">Reference</text:span></text:span><text:span text:style-name="T1">: OWASP A03:2021 – Injection</text:span></text:p>
                </text:list-item>
              </text:list>
            </text:list-item>
          </text:list>
          <text:p text:style-name="P4"/>
          <text:h text:style-name="P5" text:outline-level="3"><text:span text:style-name="Strong_20_Emphasis"><text:span text:style-name="T1">3.3 Implementation</text:span></text:span></text:h>
          <text:p text:style-name="P6">The code implements the 11 security policies inspired by OWASP 2021 vulnerabilities. It analyzes HTTP traffic logs to detect malicious patterns, vulnerabilities, and potential attacks like SQL Injection, XSS, and LFI.</text:p>
          <text:p text:style-name="P2"><text:span text:style-name="Strong_20_Emphasis"><text:span text:style-name="T1">Key Components</text:span></text:span><text:span text:style-name="T1">:</text:span></text:p>
          <text:list text:continue-numbering="true">
            <text:list-item>
              <text:p text:style-name="P3"><text:span text:style-name="Strong_20_Emphasis"><text:span text:style-name="T1">POLICIES</text:span></text:span><text:span text:style-name="T1">: A dictionary defining the 11 security policies, with regex patterns, descriptions, and actions to mitigate threats.</text:span></text:p>
            </text:list-item>
            <text:list-item>
              <text:p text:style-name="P3"><text:span text:style-name="Strong_20_Emphasis"><text:span text:style-name="T1">check_security_policies</text:span></text:span><text:span text:style-name="T1">: Validates requests against the policies, detecting malicious patterns using regex and tracking anomalies like excessive requests (DoS).</text:span></text:p>
            </text:list-item>
            <text:list-item>
              <text:p text:style-name="P3"><text:span text:style-name="Strong_20_Emphasis"><text:span text:style-name="T1">analyze_traffic</text:span></text:span><text:span text:style-name="T1">: Processes logs, matches requests to the 11 policies, tracks IP activity, and identifies suspicious entries linked to vulnerabilities.</text:span></text:p>
            </text:list-item>
            <text:list-item>
              <text:p text:style-name="P3"><text:span text:style-name="Strong_20_Emphasis"><text:span text:style-name="T1">save_suspicious_traffic</text:span></text:span><text:span text:style-name="T1">: Exports results to a CSV file, detailing IP addresses, detected policy violations, and recommended actions.</text:span></text:p>
            </text:list-item>
            <text:list-item>
              <text:p text:style-name="P2"><text:span text:style-name="Strong_20_Emphasis"><text:span text:style-name="T1">main</text:span></text:span><text:span text:style-name="T1">: Orchestrates the workflow: loads traffic logs, performs analysis, and exports findings.</text:span></text:p>
            </text:list-item>
          </text:list>
          <text:p text:style-name="P2"><text:span text:style-name="T1">The program outputs a report (</text:span><text:span text:style-name="Source_20_Text"><text:span text:style-name="T1">suspicious_traffic_log.csv</text:span></text:span><text:span text:style-name="T1">) summarizing detected threats, their causes, and actions to prevent exploitation. This implementation provides a practical application of OWASP 2021 guidelines for monitoring and mitigating security threats.</text:span></text:p>
        </text:list-header>
      </text:list>
      <text:p text:style-name="P10"><text:span text:style-name="Strong_20_Emphasis"><text:span text:style-name="T1"/></text:span></text:p>
      <text:p text:style-name="P10"><text:span text:style-name="Strong_20_Emphasis"><text:span text:style-name="T1"/></text:span></text:p>
      <text:list text:continue-numbering="true" text:style-name="L1">
        <text:list-header>
          <text:h text:style-name="P11" text:outline-level="3"><text:soft-page-break/><text:span text:style-name="Strong_20_Emphasis"><text:span text:style-name="T1">3.</text:span></text:span><text:span text:style-name="Strong_20_Emphasis"><text:span text:style-name="T2">5</text:span></text:span><text:span text:style-name="Strong_20_Emphasis"><text:span text:style-name="T1"> </text:span></text:span><text:span text:style-name="Strong_20_Emphasis"><text:span text:style-name="T2">Innovation</text:span></text:span></text:h>
        </text:list-header>
      </text:list>
      <text:p text:style-name="P12">For innovation, I decided to create a graphical interface using HTML, CSS, PHP, and JS, which presents the spreadsheet in a more 'visual' way to make it easier to see which attacks are happening more frequently. This would help in taking more effective measures, focusing defense on the most common attacks. I also thought about adapting the tool from 3.3Implementation to act on real-time network traffic, blocking these types of threats more simply, and even creating an artificial intelligence to learn about these attack patterns and block them automatically, <text:span text:style-name="T3">but this things will take more time to do, so i make something more simple.<text:line-break/><text:line-break/></text:span>The tool currently works as follows:</text:p>
      <text:list text:style-name="L2">
        <text:list-item>
          <text:p text:style-name="P13"><text:span text:style-name="Strong_20_Emphasis"><text:span text:style-name="T1">CSV File Reading:</text:span></text:span> The tool reads a CSV file containing network traffic logs, identifying different types of vulnerabilities (such as SQL Injection, XSS, and others) in the data.</text:p>
        </text:list-item>
        <text:list-item>
          <text:p text:style-name="P13"><text:span text:style-name="Strong_20_Emphasis"><text:span text:style-name="T1">Vulnerability Processing and Counting:</text:span></text:span> PHP processes the CSV file, counting the frequency of each vulnerability type found. These counts are stored in a format that can be returned to the frontend.</text:p>
        </text:list-item>
        <text:list-item>
          <text:p text:style-name="P13"><text:span text:style-name="Strong_20_Emphasis"><text:span text:style-name="T1">Graphical Interface:</text:span></text:span> The graphical interface is built using HTML, CSS, PHP, and JavaScript. It displays the vulnerabilities in a bar chart, making it easier to visualize the frequency of each attack type. The total number of vulnerabilities is also shown on the interface.</text:p>
        </text:list-item>
        <text:list-item>
          <text:p text:style-name="P13"><text:span text:style-name="Strong_20_Emphasis"><text:span text:style-name="T1">Data Display:</text:span></text:span> Using JavaScript (with the Chart.js library), the tool generates interactive charts that present the count of each vulnerability type clearly and visually.</text:p>
        </text:list-item>
      </text:list>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20:32:05.744000000</meta:creation-date>
    <dc:date>2024-11-26T21:54:14.159000000</dc:date>
    <meta:editing-duration>PT2H37M29S</meta:editing-duration>
    <meta:editing-cycles>3</meta:editing-cycles>
    <meta:generator>LibreOffice/24.8.3.2$Windows_X86_64 LibreOffice_project/48a6bac9e7e268aeb4c3483fcf825c94556d9f92</meta:generator>
    <meta:document-statistic meta:table-count="0" meta:image-count="0" meta:object-count="0" meta:page-count="9" meta:paragraph-count="147" meta:word-count="2084" meta:character-count="14614" meta:non-whitespace-character-count="12769"/>
  </office:meta>
</office:document-meta>
</file>